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text-align="center" style:justify-single-word="false"/>
      <style:text-properties fo:language="en" fo:country="US"/>
    </style:style>
    <style:style style:name="P3" style:family="paragraph" style:parent-style-name="Normal">
      <style:text-properties fo:language="en" fo:country="US" style:font-style-complex="italic"/>
    </style:style>
    <style:style style:name="P4" style:family="paragraph" style:parent-style-name="Normal">
      <style:text-properties fo:language="en" fo:country="US" officeooo:rsid="000d143c" officeooo:paragraph-rsid="000d143c" style:font-style-complex="italic"/>
    </style:style>
    <style:style style:name="P5" style:family="paragraph" style:parent-style-name="Normal">
      <style:text-properties fo:language="en" fo:country="US" officeooo:paragraph-rsid="0012fe64"/>
    </style:style>
    <style:style style:name="P6" style:family="paragraph" style:parent-style-name="Normal">
      <style:text-properties fo:font-size="16pt" fo:language="en" fo:country="US" style:font-size-asian="16pt"/>
    </style:style>
    <style:style style:name="P7" style:family="paragraph" style:parent-style-name="Normal">
      <style:text-properties fo:font-size="16pt" fo:language="en" fo:country="US" officeooo:rsid="000d143c" style:font-size-asian="16pt"/>
    </style:style>
    <style:style style:name="P8" style:family="paragraph" style:parent-style-name="Normal">
      <style:text-properties fo:font-size="16pt" fo:language="en" fo:country="US" officeooo:rsid="000d143c" officeooo:paragraph-rsid="000d143c" style:font-size-asian="16pt"/>
    </style:style>
    <style:style style:name="P9" style:family="paragraph" style:parent-style-name="Normal">
      <style:text-properties officeooo:paragraph-rsid="000f9325"/>
    </style:style>
    <style:style style:name="P10" style:family="paragraph" style:parent-style-name="Normal">
      <style:text-properties officeooo:paragraph-rsid="0019112d"/>
    </style:style>
    <style:style style:name="P11" style:family="paragraph" style:parent-style-name="Code">
      <style:text-properties officeooo:paragraph-rsid="0010405d"/>
    </style:style>
    <style:style style:name="P12" style:family="paragraph" style:parent-style-name="Code">
      <style:text-properties officeooo:rsid="0012fe64" officeooo:paragraph-rsid="0012fe64"/>
    </style:style>
    <style:style style:name="P13" style:family="paragraph" style:parent-style-name="Code">
      <style:text-properties officeooo:rsid="0014f698" officeooo:paragraph-rsid="0014f698"/>
    </style:style>
    <style:style style:name="P14" style:family="paragraph" style:parent-style-name="Code">
      <style:text-properties officeooo:rsid="0017e1e9" officeooo:paragraph-rsid="0017e1e9"/>
    </style:style>
    <style:style style:name="P15" style:family="paragraph" style:parent-style-name="Code">
      <style:text-properties officeooo:rsid="0019112d" officeooo:paragraph-rsid="0019112d"/>
    </style:style>
    <style:style style:name="P16" style:family="paragraph" style:parent-style-name="Code">
      <style:paragraph-properties fo:break-before="page"/>
      <style:text-properties officeooo:rsid="0014f698" officeooo:paragraph-rsid="0014f698"/>
    </style:style>
    <style:style style:name="P17" style:family="paragraph" style:parent-style-name="Code">
      <style:paragraph-properties fo:break-before="page"/>
      <style:text-properties officeooo:rsid="0017e1e9" officeooo:paragraph-rsid="0017e1e9"/>
    </style:style>
    <style:style style:name="P18" style:family="paragraph" style:parent-style-name="Code">
      <style:paragraph-properties fo:break-before="page"/>
      <style:text-properties officeooo:rsid="0019112d" officeooo:paragraph-rsid="0019112d"/>
    </style:style>
    <style:style style:name="P19" style:family="paragraph" style:parent-style-name="Normal" style:list-style-name="L1">
      <style:text-properties officeooo:paragraph-rsid="001ae7c2"/>
    </style:style>
    <style:style style:name="P20" style:family="paragraph" style:parent-style-name="Heading_20_1">
      <style:text-properties fo:language="en" fo:country="US" officeooo:rsid="000d143c" officeooo:paragraph-rsid="000d143c"/>
    </style:style>
    <style:style style:name="P21" style:family="paragraph" style:parent-style-name="Heading_20_1" style:master-page-name="MP0">
      <style:paragraph-properties style:page-number="auto" fo:break-before="page"/>
      <style:text-properties fo:language="en" fo:country="US"/>
    </style:style>
    <style:style style:name="P22" style:family="paragraph" style:parent-style-name="Code">
      <style:paragraph-properties fo:break-before="page"/>
      <style:text-properties officeooo:rsid="0012fe64" officeooo:paragraph-rsid="0012fe64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f9325" style:font-style-asian="italic" style:font-style-complex="italic"/>
    </style:style>
    <style:style style:name="T5" style:family="text">
      <style:text-properties fo:language="en" fo:country="US" fo:font-style="italic" officeooo:rsid="001ae7c2" style:font-style-asian="italic" style:font-style-complex="italic"/>
    </style:style>
    <style:style style:name="T6" style:family="text">
      <style:text-properties fo:language="en" fo:country="US" fo:font-style="italic" style:language-asian="fr" style:country-asian="FR" style:font-style-asian="italic" style:font-style-complex="italic"/>
    </style:style>
    <style:style style:name="T7" style:family="text">
      <style:text-properties fo:language="en" fo:country="US" officeooo:rsid="000d143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officeooo:rsid="000f9325" style:font-style-asian="normal" style:font-style-complex="normal"/>
    </style:style>
    <style:style style:name="T10" style:family="text">
      <style:text-properties fo:language="en" fo:country="US" fo:font-style="normal" officeooo:rsid="0010405d" style:font-style-asian="normal" style:font-style-complex="normal"/>
    </style:style>
    <style:style style:name="T11" style:family="text">
      <style:text-properties fo:language="en" fo:country="US" fo:font-style="normal" officeooo:rsid="0012fe64" style:font-style-asian="normal" style:font-style-complex="normal"/>
    </style:style>
    <style:style style:name="T12" style:family="text">
      <style:text-properties fo:language="en" fo:country="US" fo:font-style="normal" style:text-underline-style="solid" style:text-underline-width="auto" style:text-underline-color="font-color" officeooo:rsid="000f9325" style:font-style-asian="normal" style:font-style-complex="normal"/>
    </style:style>
    <style:style style:name="T13" style:family="text">
      <style:text-properties fo:language="en" fo:country="US" fo:font-style="normal" style:text-underline-style="solid" style:text-underline-width="auto" style:text-underline-color="font-color" officeooo:rsid="0010405d" style:font-style-asian="normal" style:font-style-complex="normal"/>
    </style:style>
    <style:style style:name="T14" style:family="text">
      <style:text-properties fo:language="en" fo:country="US" fo:font-style="normal" fo:font-weight="normal" officeooo:rsid="0010405d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style:text-underline-style="none" officeooo:rsid="0010405d" style:font-style-asian="normal" style:font-style-complex="normal"/>
    </style:style>
    <style:style style:name="T16" style:family="text">
      <style:text-properties fo:language="en" fo:country="US" officeooo:rsid="001ae7c2"/>
    </style:style>
    <style:style style:name="T17" style:family="text">
      <style:text-properties fo:color="#000000" style:font-name="Arial" fo:language="en" fo:country="US" fo:background-color="#ffffff" style:font-name-complex="Arial"/>
    </style:style>
    <style:style style:name="T18" style:family="text">
      <style:text-properties fo:color="#000000" style:font-name="Arial" fo:language="en" fo:country="US" style:language-asian="fr" style:country-asian="FR" style:font-name-complex="Arial"/>
    </style:style>
    <style:style style:name="T19" style:family="text">
      <style:text-properties fo:font-size="16pt" fo:language="en" fo:country="US" style:font-size-asian="16pt"/>
    </style:style>
    <style:style style:name="T20" style:family="text">
      <style:text-properties officeooo:rsid="000f061e"/>
    </style:style>
    <style:style style:name="T21" style:family="text">
      <style:text-properties officeooo:rsid="000f9325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officeooo:rsid="00165e21"/>
    </style:style>
    <style:style style:name="T26" style:family="text">
      <style:text-properties officeooo:rsid="0017e1e9"/>
    </style:style>
    <style:style style:name="T27" style:family="text">
      <style:text-properties officeooo:rsid="001cdb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RE56 Labs</text:h>
      <text:p text:style-name="Normal"><text:span text:style-name="Police_20_par_20_défaut"><text:span text:style-name="T1">Specification document model – </text:span></text:span><text:span text:style-name="Police_20_par_20_défaut"><text:span text:style-name="T2">DELIVER 10 pages AT MAXIMUM</text:span></text:span></text:p>
      <text:p text:style-name="P1"/>
      <text:p text:style-name="P1"/>
      <text:p text:style-name="P1">STUDENTS</text:p>
      <text:p text:style-name="P8">DERRINGER ALINE</text:p>
      <text:p text:style-name="P8">INACIO DAVID</text:p>
      <text:p text:style-name="P7">GHNASSIA CLÉMENT</text:p>
      <text:p text:style-name="P1"/>
      <text:p text:style-name="P1">WORK SUBJECT</text:p>
      <text:h text:style-name="P20" text:outline-level="1">HO: HANDOVER AND SELECTION/RESELECTION IN GSM/UMTS</text:h>
      <text:p text:style-name="P1"/>
      <text:p text:style-name="P1">DOCUMENT VERSION </text:p>
      <text:p text:style-name="Normal"><text:span text:style-name="Police_20_par_20_défaut"><text:span text:style-name="T1">Add a line for each new version you send</text:span></text:span><text:span text:style-name="long_5f_text1"><text:span text:style-name="T17"> </text:span></text:span></text:p>
      <text:p text:style-name="Normal"><text:span text:style-name="Police_20_par_20_défaut"><text:span text:style-name="T7">20/14/2014:</text:span></text:span><text:span text:style-name="Police_20_par_20_défaut"><text:span text:style-name="T1"><text:tab/>Modify Chapter:*</text:span></text:span></text:p>
      <text:p text:style-name="P6"/>
      <text:p text:style-name="P1">TEACHER COMMENTS</text:p>
      <text:p text:style-name="P1">Date: </text:p>
      <text:p text:style-name="P1">Comments:</text:p>
      <text:p text:style-name="P1"/>
      <text:p text:style-name="P1"/>
      <text:p text:style-name="P2">---------------------------------------</text:p>
      <text:p text:style-name="P1"/>
      <text:p text:style-name="P6">1. PURPOSE OF THE SYSTEM FUNCTION (10 lines)</text:p>
      <text:p text:style-name="P6"/>
      <text:p text:style-name="P4"><text:tab/>The handover and selection/reselection <text:span text:style-name="T20">functionalities </text:span>are needed to ensure mobility of users. Indeed, when a user move and change <text:span text:style-name="T21">location</text:span>, the network must be able to update the selected cell so the user does not lost the network and stay with a good connection. <text:s/>Handover and selection/reselection cover around the same needs but are used in different circumstances.</text:p>
      <text:p text:style-name="P4"/>
      <text:p text:style-name="P4"><text:tab/>Selection is needed when the mobile has to select its first cell. It means that it's not <text:span text:style-name="T21">currently</text:span> connected to any network (the user switched it on or the network was lost because a lack of coverage). Reselection is used when the mobile is already connected and either idle or in packet switching (data transmission).</text:p>
      <text:p text:style-name="P4"/>
      <text:p text:style-name="P4"><text:tab/>Handover is needed when the mobile user is currently used in circuit switch<text:span text:style-name="T21">ing</text:span> (classic voice call). Handover can be inter-system or intra-system. It is qualified by soft or hard depending on the conditions.<text:bookmark-start text:name="OLE_LINK1"/></text:p>
      <text:p text:style-name="P3"/>
      <text:p text:style-name="P3"/>
      <text:p text:style-name="P6">2. INPUT DATA AND PARAMETERS</text:p>
      <text:p text:style-name="Normal"><text:span text:style-name="Police_20_par_20_défaut"><text:span text:style-name="T3">(Describe the list of data and parameters required to perform the function)</text:span></text:span><text:bookmark-end text:name="OLE_LINK1"/></text:p>
      <text:p text:style-name="P1"/>
      <text:p text:style-name="P1"/>
      <text:p text:style-name="P1"/>
      <text:p text:style-name="Normal"><text:span text:style-name="Police_20_par_20_défaut"><text:span text:style-name="T19">3. DESCRIPTION OF FORMULA AND ALGORITHM</text:span></text:span></text:p>
      <text:p text:style-name="Normal"><text:soft-page-break/><text:span text:style-name="Police_20_par_20_défaut"><text:span text:style-name="T3">(If your subject involves formulas, explain them in this section. Label and explain the variables used.)</text:span></text:span></text:p>
      <text:p text:style-name="Normal"><text:span text:style-name="Police_20_par_20_défaut"><text:span text:style-name="T3"/></text:span></text:p>
      <text:p text:style-name="P9"><text:span text:style-name="Police_20_par_20_défaut"><text:span text:style-name="T12">Free space propagation Friis formula</text:span></text:span></text:p>
      <text:p text:style-name="P9"><text:span text:style-name="Police_20_par_20_défaut"><text:span text:style-name="T9">Calculate the power received at the mobile from an antenna depending on distance and frequency used</text:span></text:span></text:p>
      <text:p text:style-name="P9"><text:span text:style-name="Police_20_par_20_défaut"><text:span text:style-name="T9"/></text:span></text:p>
      <text:p text:style-name="P9"><text:span text:style-name="Police_20_par_20_défaut"><text:span text:style-name="T9">Pr = Pe + Ge + Gr – (32,44 + 20 log(F) + 20log(d))</text:span></text:span></text:p>
      <text:p text:style-name="P9"><text:span text:style-name="Police_20_par_20_défaut"><text:span text:style-name="T9"/></text:span></text:p>
      <text:p text:style-name="P9"><text:span text:style-name="Police_20_par_20_défaut"><text:span text:style-name="T4">Pr = Power received at the mobile (in dBm)</text:span></text:span></text:p>
      <text:p text:style-name="P9"><text:span text:style-name="Police_20_par_20_défaut"><text:span text:style-name="T4">Pe = Power emitted by the base station (in dBm)</text:span></text:span></text:p>
      <text:p text:style-name="P9"><text:span text:style-name="Police_20_par_20_défaut"><text:span text:style-name="T4">Ge = Gain at base station in (dBi)</text:span></text:span></text:p>
      <text:p text:style-name="P9"><text:span text:style-name="Police_20_par_20_défaut"><text:span text:style-name="T4">Gr = Gain at mobile station in (dBi)</text:span></text:span></text:p>
      <text:p text:style-name="P9"><text:span text:style-name="Police_20_par_20_défaut"><text:span text:style-name="T4">F = Frequency of the used wave (in MHz)</text:span></text:span></text:p>
      <text:p text:style-name="P9"><text:span text:style-name="Police_20_par_20_défaut"><text:span text:style-name="T4">d = Distance between the mobile and the base station (in km)</text:span></text:span></text:p>
      <text:p text:style-name="Normal"><text:span text:style-name="Police_20_par_20_défaut"><text:span text:style-name="T3"/></text:span></text:p>
      <text:p text:style-name="Normal"><text:span text:style-name="Police_20_par_20_défaut"><text:span text:style-name="T3">(Describe the algorithm used. The description should not be in a computer language but in the form of a pseudo-code: « In programming, the pseudo-code is a way to describe an algorithm without reference to a particular programming language. The writing pseudo-code can often take well to the extent of the difficulty of implementing the algorithm, and develop a structured approach in its construction. (Wikipédia) ». Diagrams can be used too.)</text:span></text:span></text:p>
      <text:p text:style-name="Normal"><text:span text:style-name="Police_20_par_20_défaut"><text:span text:style-name="T3"/></text:span></text:p>
      <text:p text:style-name="P11"><text:span text:style-name="Police_20_par_20_défaut"><text:span text:style-name="T14">function</text:span></text:span><text:span text:style-name="Police_20_par_20_défaut"><text:span text:style-name="T10"> selectionUMTS</text:span></text:span></text:p>
      <text:p text:style-name="P11"><text:span text:style-name="Police_20_par_20_défaut"><text:span text:style-name="T10"><text:tab/></text:span></text:span><text:span text:style-name="Police_20_par_20_défaut"><text:span text:style-name="T13">input</text:span></text:span></text:p>
      <text:p text:style-name="P11"><text:span text:style-name="Police_20_par_20_défaut"><text:span text:style-name="T10"><text:tab/><text:tab/>int frequency<text:tab/>//carr</text:span></text:span><text:span text:style-name="Police_20_par_20_défaut"><text:span text:style-name="T11">i</text:span></text:span><text:span text:style-name="Police_20_par_20_défaut"><text:span text:style-name="T10">er signal frequency for UMTS</text:span></text:span></text:p>
      <text:p text:style-name="P11"><text:span text:style-name="Police_20_par_20_défaut"><text:span text:style-name="T10"><text:tab/></text:span></text:span><text:span text:style-name="Police_20_par_20_défaut"><text:span text:style-name="T13">output</text:span></text:span></text:p>
      <text:p text:style-name="P11"><text:span text:style-name="Police_20_par_20_défaut"><text:span text:style-name="T10"><text:tab/><text:tab/>Cell selectedCell<text:tab/>//selected Cell </text:span></text:span><text:span text:style-name="Police_20_par_20_défaut"><text:span text:style-name="T11">at the end of algorithm</text:span></text:span></text:p>
      <text:p text:style-name="P11"><text:span text:style-name="Police_20_par_20_défaut"><text:span text:style-name="T10"><text:tab/></text:span></text:span><text:span text:style-name="Police_20_par_20_défaut"><text:span text:style-name="T15">body</text:span></text:span></text:p>
      <text:p text:style-name="P11"><text:span text:style-name="Police_20_par_20_défaut"><text:span text:style-name="T10"><text:tab/><text:tab/>candidateCell </text:span></text:span><text:span text:style-name="Police_20_par_20_défaut"><text:span text:style-name="T11">←</text:span></text:span><text:span text:style-name="Police_20_par_20_défaut"><text:span text:style-name="T10"> null</text:span></text:span></text:p>
      <text:p text:style-name="P11"><text:span text:style-name="Police_20_par_20_défaut"><text:span text:style-name="T10"><text:tab/><text:tab/>do</text:span></text:span></text:p>
      <text:p text:style-name="P11"><text:span text:style-name="Police_20_par_20_défaut"><text:span text:style-name="T10"><text:tab/><text:tab/><text:tab/>candidateCell = getUMTSCells(frequenc</text:span></text:span><text:span text:style-name="Police_20_par_20_défaut"><text:span text:style-name="T11">y</text:span></text:span><text:span text:style-name="Police_20_par_20_défaut"><text:span text:style-name="T10">)<text:tab/>// we found</text:span></text:span></text:p>
      <text:p text:style-name="P11"><text:span text:style-name="Police_20_par_20_défaut"><text:span text:style-name="T10"><text:tab/><text:tab/><text:tab/>if (candidateCell </text:span></text:span><text:span text:style-name="Police_20_par_20_défaut"><text:span text:style-name="T11">is not</text:span></text:span><text:span text:style-name="Police_20_par_20_défaut"><text:span text:style-name="T10"> null || (candidateCell.strength &gt;= candidateCell.minimumSelectionStrength)) &amp;&amp; (</text:span></text:span><text:span text:style-name="Police_20_par_20_défaut"><text:span text:style-name="T11">not</text:span></text:span><text:span text:style-name="Police_20_par_20_défaut"><text:span text:style-name="T10"> candidateCell.isBarred) </text:span></text:span><text:span text:style-name="Police_20_par_20_défaut"><text:span text:style-name="T11">then</text:span></text:span></text:p>
      <text:p text:style-name="P11"><text:span text:style-name="Police_20_par_20_défaut"><text:span text:style-name="T10"><text:tab/><text:tab/><text:tab/><text:tab/>//we are allowed to use this cell</text:span></text:span></text:p>
      <text:p text:style-name="P11"><text:span text:style-name="Police_20_par_20_défaut"><text:span text:style-name="T10"><text:tab/><text:tab/><text:tab/><text:tab/>selectedCell </text:span></text:span><text:span text:style-name="Police_20_par_20_défaut"><text:span text:style-name="T11">← </text:span></text:span><text:span text:style-name="Police_20_par_20_défaut"><text:span text:style-name="T10">candidateCell</text:span></text:span></text:p>
      <text:p text:style-name="P11"><text:span text:style-name="Police_20_par_20_défaut"><text:span text:style-name="T10"><text:tab/><text:tab/><text:tab/></text:span></text:span><text:span text:style-name="Police_20_par_20_défaut"><text:span text:style-name="T11">end if</text:span></text:span></text:p>
      <text:p text:style-name="P11"><text:span text:style-name="Police_20_par_20_défaut"><text:span text:style-name="T10"><text:tab/><text:tab/>while candidateCell is not null</text:span></text:span></text:p>
      <text:p text:style-name="P11"><text:span text:style-name="Police_20_par_20_défaut"><text:span text:style-name="T10"><text:tab/>end body</text:span></text:span></text:p>
      <text:p text:style-name="P11"><text:span text:style-name="Police_20_par_20_défaut"><text:span text:style-name="T10">end function<text:tab/><text:tab/></text:span></text:span></text:p>
      <text:p text:style-name="P5"/>
      <text:p text:style-name="P22">function selectionGSM</text:p>
      <text:p text:style-name="P12"><text:tab/><text:span text:style-name="T23">input</text:span></text:p>
      <text:p text:style-name="P12"><text:tab/><text:tab/>int frequency <text:tab/>//<text:span text:style-name="Police_20_par_20_défaut"><text:span text:style-name="T10">carr</text:span></text:span><text:span text:style-name="Police_20_par_20_défaut"><text:span text:style-name="T8">i</text:span></text:span><text:span text:style-name="Police_20_par_20_défaut"><text:span text:style-name="T10">er signal frequency for UMTS</text:span></text:span></text:p>
      <text:p text:style-name="P12"><text:tab/><text:span text:style-name="T23">output</text:span></text:p>
      <text:p text:style-name="P12"><text:tab/><text:tab/>Cell selectedCell<text:tab/>//selectedCell at the end of algorithm</text:p>
      <text:p text:style-name="P12"><text:tab/><text:span text:style-name="T24">body</text:span></text:p>
      <text:p text:style-name="P12"><text:tab/><text:tab/>List&lt;Cell&gt; candidateCells ← []</text:p>
      <text:p text:style-name="P12"><text:tab/><text:tab/>Cell tmpCell ← null</text:p>
      <text:p text:style-name="P12"><text:tab/><text:tab/>do</text:p>
      <text:p text:style-name="P12"><text:tab/><text:tab/><text:tab/>tmpCell ← getUMTSCells(frequency)<text:tab/>//we found a potential cell</text:p>
      <text:p text:style-name="P12"><text:tab/><text:tab/><text:tab/>if (tmpCell is not null || (tmpCell.strength &gt;= tmpCell.minimumSelectionStrength)) &amp;&amp; (! tmpCell.isBarred) then</text:p>
      <text:p text:style-name="P12"><text:tab/><text:tab/><text:tab/><text:tab/>//this is a valid Cell</text:p>
      <text:p text:style-name="P12"><text:tab/><text:tab/><text:tab/><text:tab/>candidateCells.add(tmpCell)</text:p>
      <text:p text:style-name="P12"><text:tab/><text:tab/><text:tab/>end if</text:p>
      <text:p text:style-name="P12"><text:tab/><text:tab/>while tmpCell is not null</text:p>
      <text:p text:style-name="P12"/>
      <text:p text:style-name="P12"><text:tab/><text:tab/>//now we find the best cell</text:p>
      <text:p text:style-name="P12"><text:tab/><text:tab/>if candidateCells.length &gt; 0 then</text:p>
      <text:p text:style-name="P12"><text:tab/><text:tab/><text:tab/>Cell tmpCell</text:p>
      <text:p text:style-name="P12"><text:tab/><text:tab/><text:tab/>for tmpCell in candidateCells do</text:p>
      <text:p text:style-name="P12"><text:tab/><text:tab/><text:tab/><text:tab/>if selectedCell is null || tmpCell.strength &gt; selectedCell.strength) then</text:p>
      <text:p text:style-name="P12"><text:tab/><text:tab/><text:tab/><text:tab/><text:tab/>selectedCell ← <text:s/>tmpCell</text:p>
      <text:p text:style-name="P12"><text:tab/><text:tab/><text:tab/><text:tab/>end if</text:p>
      <text:p text:style-name="P12"><text:tab/><text:tab/><text:tab/>end do</text:p>
      <text:p text:style-name="P12"><text:tab/><text:tab/>end if</text:p>
      <text:p text:style-name="P12"><text:tab/>end body</text:p>
      <text:p text:style-name="P12">end function</text:p>
      <text:p text:style-name="P1"/>
      <text:p text:style-name="P16">function reselectionUMTS</text:p>
      <text:p text:style-name="P13"><text:tab/><text:span text:style-name="T22">input</text:span></text:p>
      <text:p text:style-name="P13"><text:tab/><text:tab/>List&lt;Cell&gt; neighborCells<text:tab/>//list of UMTS neighbor cells</text:p>
      <text:p text:style-name="P13"><text:tab/><text:tab/>selectedCell<text:tab/><text:tab/><text:tab/><text:tab/>//cell that is currently selected</text:p>
      <text:p text:style-name="P13"><text:tab/><text:span text:style-name="T23">output</text:span></text:p>
      <text:p text:style-name="P13"><text:tab/><text:tab/>selectedCell<text:tab/><text:tab/><text:tab/><text:tab/>//new selectedCell</text:p>
      <text:p text:style-name="P13"><text:tab/>body</text:p>
      <text:p text:style-name="P13"><text:tab/><text:tab/>//first we get the best neighbor cell</text:p>
      <text:p text:style-name="P13"><text:tab/><text:tab/>candidateCell ← null</text:p>
      <text:p text:style-name="P13"><text:tab/><text:tab/>if neighborCells.length &gt; 0 then</text:p>
      <text:p text:style-name="P13"><text:tab/><text:tab/><text:tab/>Cell tmpCell</text:p>
      <text:p text:style-name="P13"><text:tab/><text:tab/><text:tab/>for tmpCell in neighborCells do</text:p>
      <text:p text:style-name="P13"><text:tab/><text:tab/><text:tab/><text:tab/>if (candidateCell is null || (tmpCell.strength &gt; candidateCell.strength)) &amp;&amp; (not tmpCell.isBarred) then</text:p>
      <text:p text:style-name="P13"><text:tab/><text:tab/><text:tab/><text:tab/><text:tab/>candidateCell ← tmpCell</text:p>
      <text:p text:style-name="P13"><text:tab/><text:tab/><text:tab/><text:tab/>end if</text:p>
      <text:p text:style-name="P13"><text:tab/><text:tab/><text:tab/>end do</text:p>
      <text:p text:style-name="P13"><text:tab/><text:tab/>end if</text:p>
      <text:p text:style-name="P13"/>
      <text:p text:style-name="P13"><text:tab/><text:tab/>//now we check if we need to reselect <text:span text:style-name="T25">(</text:span>or not<text:span text:style-name="T25">)</text:span></text:p>
      <text:p text:style-name="P13"><text:tab/><text:tab/>if candidate is not null &amp;&amp; <text:span text:style-name="T25">(</text:span>candidateCell.strength &gt; candidateCell.minimumReselectionStrength<text:span text:style-name="T25">)</text:span> <text:span text:style-name="T25">then</text:span></text:p>
      <text:p text:style-name="P13"><text:tab/><text:tab/><text:tab/>//if we are currenlty in GSM</text:p>
      <text:p text:style-name="P13"><text:tab/><text:tab/><text:tab/>if selectedCell.type <text:span text:style-name="T25">equals</text:span> 'GSM' <text:span text:style-name="T25">then</text:span></text:p>
      <text:p text:style-name="P13"><text:tab/><text:tab/><text:tab/><text:tab/>selectedCell <text:span text:style-name="T25">← </text:span>candidateCell</text:p>
      <text:p text:style-name="P13"><text:tab/><text:tab/><text:tab/>else<text:tab/>//selectedCell.type <text:span text:style-name="T26">equals</text:span> 'UTMS'</text:p>
      <text:p text:style-name="P13"><text:tab/><text:tab/><text:tab/><text:tab/>if candidateCell.strength - selectedCell.strength &gt; candidateCell.deltaReselection <text:span text:style-name="T25">then</text:span></text:p>
      <text:p text:style-name="P13"><text:tab/><text:tab/><text:tab/><text:tab/><text:tab/>selectedCell <text:span text:style-name="T25">← </text:span>candidateCell</text:p>
      <text:p text:style-name="P13"><text:tab/><text:tab/><text:tab/><text:tab/><text:span text:style-name="T25">end if</text:span></text:p>
      <text:p text:style-name="P13"><text:tab/><text:tab/><text:tab/><text:span text:style-name="T25">end if</text:span></text:p>
      <text:p text:style-name="P13"><text:tab/><text:tab/><text:span text:style-name="T25">end if</text:span></text:p>
      <text:p text:style-name="P13"><text:tab/>end body</text:p>
      <text:p text:style-name="P13">end function</text:p>
      <text:p text:style-name="P1"/>
      <text:p text:style-name="P17">function reselectionGSM</text:p>
      <text:p text:style-name="P14"><text:tab/><text:span text:style-name="T23">input</text:span></text:p>
      <text:p text:style-name="P14"><text:tab/><text:tab/>List&lt;Cell&gt; neighborCells <text:tab/>//list of GSM neighbor cells </text:p>
      <text:p text:style-name="P14"><text:tab/><text:tab/>selectedCell<text:tab/><text:tab/><text:tab/><text:tab/>//cell that is currently selected</text:p>
      <text:p text:style-name="P14"><text:tab/><text:span text:style-name="T23">output</text:span></text:p>
      <text:p text:style-name="P14"><text:tab/><text:tab/>selectedCell<text:tab/><text:tab/><text:tab/><text:tab/>//new selectedCell</text:p>
      <text:p text:style-name="P14"><text:tab/>body</text:p>
      <text:p text:style-name="P14"><text:tab/><text:tab/>//first we ge best neighbor cell</text:p>
      <text:p text:style-name="P14"><text:tab/><text:tab/>candidateCell ← null</text:p>
      <text:p text:style-name="P14"><text:tab/><text:tab/>if neighborCells.length &gt; 0 then</text:p>
      <text:p text:style-name="P14"><text:tab/><text:tab/><text:tab/>Cell tmpCell</text:p>
      <text:p text:style-name="P14"><text:tab/><text:tab/><text:tab/>for tmpCell in neighborCells <text:span text:style-name="T27">do</text:span></text:p>
      <text:p text:style-name="P14"><text:tab/><text:tab/><text:tab/><text:tab/>if (candidateCell == null || tmpCell.strength &gt; candidateCell.strength) &amp;&amp; (! tmpCell.isBarred) then</text:p>
      <text:p text:style-name="P14"><text:tab/><text:tab/><text:tab/><text:tab/><text:tab/>candidateCell ← tmpCell</text:p>
      <text:p text:style-name="P14"><text:tab/><text:tab/><text:tab/><text:tab/>end if</text:p>
      <text:p text:style-name="P14"><text:tab/><text:tab/><text:tab/>end do</text:p>
      <text:p text:style-name="P14"><text:tab/><text:tab/>end if</text:p>
      <text:p text:style-name="P14"/>
      <text:p text:style-name="P14"><text:tab/><text:tab/>//now we check if we need to reselect or not</text:p>
      <text:p text:style-name="P14"><text:tab/><text:tab/>if candidate is not null &amp;&amp; (candidateCell.strength &gt; candidateCell.minimumReselectionStrength) then</text:p>
      <text:p text:style-name="P14"><text:tab/><text:tab/><text:tab/>if selectedCell.type equals 'GSM' then</text:p>
      <text:p text:style-name="P14"><text:tab/><text:tab/><text:tab/><text:tab/>if candidateCell.strength - selectedCell.strength &gt; candidateCell.deltaReselection then</text:p>
      <text:p text:style-name="P14"><text:tab/><text:tab/><text:tab/><text:tab/><text:tab/>selectedCell ← candidateCell</text:p>
      <text:p text:style-name="P14"><text:tab/><text:tab/><text:tab/><text:tab/>end if</text:p>
      <text:p text:style-name="P14"><text:tab/><text:tab/><text:tab/>end if</text:p>
      <text:p text:style-name="P14"><text:tab/><text:tab/><text:tab/>else <text:s/>//selectedCell.type equals 'UTMS'</text:p>
      <text:p text:style-name="P14"><text:tab/><text:tab/><text:tab/><text:tab/>//if the strength of the current UMTS cell is below a defined threshold and the strength of candidate GSM cell is aboce defined threshold</text:p>
      <text:p text:style-name="P14"><text:tab/><text:tab/><text:tab/><text:tab/>if(selectedCell.strength - selectedCell.minimumStrength &lt; selectedCell.deltaReselectionToGSM) &amp;&amp; <text:s/>(candidateCell.strength - candidateCell.minimumStrength &gt; candidateCell.deltaReselectionFromUMTS then</text:p>
      <text:p text:style-name="P14"><text:tab/><text:tab/><text:tab/><text:tab/><text:tab/>selectedCell ← candidtateCell</text:p>
      <text:p text:style-name="P14"><text:tab/><text:tab/><text:tab/><text:tab/>end if</text:p>
      <text:p text:style-name="P14"><text:tab/><text:tab/><text:tab/>end if</text:p>
      <text:p text:style-name="P14"><text:tab/><text:tab/>end if</text:p>
      <text:p text:style-name="P14"><text:tab/>end body</text:p>
      <text:p text:style-name="P14">end function</text:p>
      <text:p text:style-name="P10"><text:span text:style-name="Police_20_par_20_défaut"><text:span text:style-name="T19"/></text:span></text:p>
      <text:p text:style-name="P18">function mobile</text:p>
      <text:p text:style-name="P15"><text:tab/>body</text:p>
      <text:p text:style-name="P15"><text:tab/><text:tab/>while(true) do</text:p>
      <text:p text:style-name="P15"><text:tab/><text:tab/><text:tab/>//we are not calling; we use selection/reselection</text:p>
      <text:p text:style-name="P15"><text:tab/><text:tab/><text:tab/>if not this.isCalling then</text:p>
      <text:p text:style-name="P15"><text:tab/><text:tab/><text:tab/><text:tab/>//we are not connected; we try to select</text:p>
      <text:p text:style-name="P15"><text:tab/><text:tab/><text:tab/><text:tab/>if this.selectedCell is null then</text:p>
      <text:p text:style-name="P15"><text:tab/><text:tab/><text:tab/><text:tab/><text:tab/>this.selectedCell ← <text:s/>reselectionUMTS(this.frequencyUMTS)</text:p>
      <text:p text:style-name="P15"><text:tab/><text:tab/><text:tab/><text:tab/><text:tab/>if this.selectedCell is null then</text:p>
      <text:p text:style-name="P15"><text:tab/><text:tab/><text:tab/><text:tab/><text:tab/><text:tab/>this.selectedCell <text:s/>← <text:s/>reselectionGSM(this.frequencyGSM)</text:p>
      <text:p text:style-name="P15"><text:tab/><text:tab/><text:tab/><text:tab/><text:tab/>end if</text:p>
      <text:p text:style-name="P15"><text:tab/><text:tab/><text:tab/><text:tab/>else <text:tab/>//we are already connected; let's use reselection</text:p>
      <text:p text:style-name="P15"><text:tab/><text:tab/><text:tab/><text:tab/><text:tab/>reselectedCell ← <text:s/>reselectionUMTS(this.selectedCell, this.frequencyUMTS)</text:p>
      <text:p text:style-name="P15"><text:tab/><text:tab/><text:tab/><text:tab/><text:tab/>//if we indeed did reselection, so no need to try reselection towards GSM (optimization)</text:p>
      <text:p text:style-name="P15"><text:tab/><text:tab/><text:tab/><text:tab/><text:tab/>if reselectedCell equals this.selectedCell then</text:p>
      <text:p text:style-name="P15"><text:tab/><text:tab/><text:tab/><text:tab/><text:tab/><text:tab/>this.selectedCell ← <text:s/>reselectionGSM(this.selectedCell, this.frequencyGSM)</text:p>
      <text:p text:style-name="P15"><text:tab/><text:tab/><text:tab/><text:tab/><text:tab/>else</text:p>
      <text:p text:style-name="P15"><text:tab/><text:tab/><text:tab/><text:tab/><text:tab/><text:tab/>this.selectedCell ← reselectedCell</text:p>
      <text:p text:style-name="P15"><text:tab/><text:tab/><text:tab/><text:tab/><text:tab/>end if</text:p>
      <text:p text:style-name="P15"><text:tab/><text:tab/><text:tab/><text:tab/>end if</text:p>
      <text:p text:style-name="P15"><text:tab/><text:tab/><text:tab/>end if</text:p>
      <text:p text:style-name="P15"><text:tab/><text:tab/><text:tab/>sleep(500) //wait for 0.5 seconds</text:p>
      <text:p text:style-name="P15"><text:tab/><text:tab/>end do</text:p>
      <text:p text:style-name="P15"><text:tab/>body</text:p>
      <text:p text:style-name="P15">end function </text:p>
      <text:p text:style-name="P10"><text:span text:style-name="Police_20_par_20_défaut"><text:span text:style-name="T19"/></text:span></text:p>
      <text:p text:style-name="P10"><text:span text:style-name="Police_20_par_20_défaut"><text:span text:style-name="T19">4.OUTPUT DATA</text:span></text:span></text:p>
      <text:p text:style-name="Normal"><text:span text:style-name="Police_20_par_20_défaut"><text:span text:style-name="T3">(Describe the list of output data of the function. What are the results of the simulation?)</text:span></text:span></text:p>
      <text:p text:style-name="P1"/>
      <text:p text:style-name="P1"/>
      <text:p text:style-name="P1"/>
      <text:p text:style-name="P6">5. VALIDATION ON ONE EXAMPLE</text:p>
      <text:p text:style-name="Normal"><text:span text:style-name="Police_20_par_20_défaut"><text:span text:style-name="T3">(Describe one hand-made example of the algorithm steps. The purpose of this exercise is to verify the accuracy of your work. Take a reduced set of data to describe the inputs, the calculations made, and the outputs obtained.)</text:span></text:span></text:p>
      <text:p text:style-name="P1"/>
      <text:p text:style-name="P1"/>
      <text:p text:style-name="P1"/>
      <text:p text:style-name="Normal"><text:span text:style-name="Police_20_par_20_défaut"><text:span text:style-name="T19">6. BIBLIOGRAPHY USED</text:span></text:span></text:p>
      <text:p text:style-name="Standard"><text:span text:style-name="Police_20_par_20_défaut"><text:span text:style-name="T3">(</text:span></text:span><text:span text:style-name="Police_20_par_20_défaut"><text:span text:style-name="T6">Describe the list all the references you found to your project: title, author, year of publication, website, etc</text:span></text:span><text:span text:style-name="long_5f_text1"><text:span text:style-name="T18">.)</text:span></text:span></text:p>
      <text:p text:style-name="P1"/>
      <text:list xml:id="list5534068201934657871" text:style-name="L1">
        <text:list-item>
          <text:p text:style-name="P19"><text:span text:style-name="T16">UMTS, services, architectures et WCDMA, </text:span><text:span text:style-name="T5">Javier Sanchez and Mamadou Thioune</text:span><text:span text:style-name="T16">, Hermes</text:span></text:p>
        </text:list-item>
        <text:list-item>
          <text:p text:style-name="P19"><text:span text:style-name="T16">Réseaux mobiles, </text:span><text:span text:style-name="T5">Sami Tabbane</text:span><text:span text:style-name="T16">, Hermes</text:span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.423cm" fo:margin-bottom="0cm" style:contextual-spacing="false" fo:text-align="justify" style:justify-single-word="false" fo:hyphenation-ladder-count="no-limit"/>
      <style:text-properties style:language-asian="ar" style:country-asian="SA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size="16pt" style:font-size-asian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tyle="italic" style:font-style-asian="italic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 fo:padding="0.049cm" fo:border="0.06pt solid #000000"/>
      <style:text-properties style:font-name="Lucida Console" fo:font-family="'Lucida Console'" style:font-style-name="Normal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ong_5f_text1" style:display-name="long_text1" style:family="text" style:parent-style-name="Police_20_par_20_défaut">
      <style:text-properties fo:font-size="10pt" style:font-size-asian="10pt" style:font-size-complex="10pt"/>
    </style:style>
    <style:style style:name="short_5f_text1" style:display-name="short_text1" style:family="text" style:parent-style-name="Police_20_par_20_défaut">
      <style:text-properties fo:font-size="14.5pt" style:font-size-asian="14.5pt" style:font-size-complex="14.5pt"/>
    </style:style>
    <style:style style:name="medium_5f_text1" style:display-name="medium_text1" style:family="text" style:parent-style-name="Police_20_par_20_défau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dc:title>TP RE56 2007</dc:title>
    <meta:initial-creator>acaminad</meta:initial-creator>
    <meta:creation-date>2012-03-23T16:25:00Z</meta:creation-date>
    <dc:date>2014-04-19T17:10:19.116052000</dc:date>
    <meta:editing-cycles>14</meta:editing-cycles>
    <meta:editing-duration>PT1H1M56S</meta:editing-duration>
    <meta:document-statistic meta:table-count="0" meta:image-count="0" meta:object-count="0" meta:page-count="6" meta:paragraph-count="171" meta:word-count="1040" meta:character-count="7384" meta:non-whitespace-character-count="6134"/>
    <meta:template xlink:type="simple" xlink:actuate="onRequest" xlink:title="" xlink:href="Normal"/>
  </office:meta>
</office:document-meta>
</file>